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B0000033853802FE7B270E1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6.5cm" fo:min-width="13.6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25cm" svg:height="6.75cm" svg:x="3.5cm" svg:y="10.1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6.391cm" svg:x="3.5cm" svg:y="10.25cm">
          <draw:image xlink:href="Pictures/100000010000060B0000033853802FE7B270E1DF.png" xlink:type="simple" xlink:show="embed" xlink:actuate="onLoad" draw:mime-type="image/png">
            <text:p/>
          </draw:image>
        </draw:frame>
        <draw:g>
          <draw:line draw:style-name="gr3" draw:text-style-name="P3" draw:layer="layout" svg:x1="14.625cm" svg:y1="12.75cm" svg:x2="14.125cm" svg:y2="12.75cm">
            <text:p/>
          </draw:line>
          <draw:line draw:style-name="gr4" draw:text-style-name="P3" draw:layer="layout" svg:x1="14.625cm" svg:y1="12.875cm" svg:x2="14.125cm" svg:y2="12.875cm">
            <text:p/>
          </draw:line>
          <draw:line draw:style-name="gr5" draw:text-style-name="P3" draw:layer="layout" svg:x1="14.375cm" svg:y1="12.75cm" svg:x2="14.375cm" svg:y2="12.5cm">
            <text:p/>
          </draw:line>
          <draw:line draw:style-name="gr6" draw:text-style-name="P3" draw:layer="layout" svg:x1="14.375cm" svg:y1="12.875cm" svg:x2="14.375cm" svg:y2="13.125cm">
            <text:p/>
          </draw:line>
        </draw:g>
        <draw:g>
          <draw:path draw:style-name="gr7" draw:text-style-name="P4" draw:layer="layout" svg:width="0.187cm" svg:height="0.123cm" svg:x="15.625cm" svg:y="11.125cm" svg:viewBox="0 0 188 124" svg:d="M0 124c94-279 188 0 188 0">
            <text:p/>
          </draw:path>
          <draw:path draw:style-name="gr8" draw:text-style-name="P4" draw:layer="layout" svg:width="0.187cm" svg:height="0.123cm" svg:x="15.814cm" svg:y="11.126cm" svg:viewBox="0 0 188 124" svg:d="M0 124c94-279 188 0 188 0">
            <text:p/>
          </draw:path>
          <draw:path draw:style-name="gr9" draw:text-style-name="P4" draw:layer="layout" svg:width="0.187cm" svg:height="0.123cm" svg:x="16.002cm" svg:y="11.125cm" svg:viewBox="0 0 188 124" svg:d="M0 124c94-279 188 0 188 0">
            <text:p/>
          </draw:path>
          <draw:path draw:style-name="gr10" draw:text-style-name="P4" draw:layer="layout" svg:width="0.187cm" svg:height="0.123cm" svg:x="16.188cm" svg:y="11.125cm" svg:viewBox="0 0 188 124" svg:d="M0 124c94-279 188 0 188 0">
            <text:p/>
          </draw:path>
        </draw:g>
        <draw:g>
          <draw:rect draw:style-name="gr11" draw:text-style-name="P4" draw:layer="layout" svg:width="0.75cm" svg:height="0.25cm" svg:x="14.625cm" svg:y="11.125cm">
            <text:p/>
          </draw:rect>
          <draw:line draw:style-name="gr12" draw:text-style-name="P3" draw:layer="layout" svg:x1="14.375cm" svg:y1="11.25cm" svg:x2="14.625cm" svg:y2="11.25cm">
            <text:p/>
          </draw:line>
          <draw:line draw:style-name="gr13" draw:text-style-name="P3" draw:layer="layout" svg:x1="15.375cm" svg:y1="11.25cm" svg:x2="15.625cm" svg:y2="11.25cm">
            <text:p/>
          </draw:line>
        </draw:g>
        <draw:g>
          <draw:custom-shape draw:style-name="gr14" draw:text-style-name="P5" draw:layer="layout" svg:width="1cm" svg:height="1cm" svg:x="16.25cm" svg:y="11.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" draw:text-style-name="P6" draw:layer="layout" svg:x1="16.75cm" svg:y1="11.75cm" svg:x2="16.75cm" svg:y2="12.75cm">
            <text:p/>
          </draw:line>
        </draw:g>
        <draw:g>
          <draw:rect draw:style-name="gr16" draw:text-style-name="P4" draw:layer="layout" svg:width="0.75cm" svg:height="0.25cm" draw:transform="rotate (-1.5707963267949) translate (14.5cm 11.5cm)">
            <text:p/>
          </draw:rect>
          <draw:line draw:style-name="gr17" draw:text-style-name="P3" draw:layer="layout" svg:x1="14.375cm" svg:y1="11.25cm" svg:x2="14.375cm" svg:y2="11.5cm">
            <text:p/>
          </draw:line>
          <draw:line draw:style-name="gr18" draw:text-style-name="P3" draw:layer="layout" svg:x1="14.375cm" svg:y1="12.25cm" svg:x2="14.375cm" svg:y2="12.5cm">
            <text:p/>
          </draw:line>
        </draw:g>
        <draw:line draw:style-name="gr19" draw:text-style-name="P7" draw:layer="layout" svg:x1="16.375cm" svg:y1="11.25cm" svg:x2="16.75cm" svg:y2="11.25cm">
          <text:p/>
        </draw:line>
        <draw:line draw:style-name="gr19" draw:text-style-name="P7" draw:layer="layout" svg:x1="16.75cm" svg:y1="11.75cm" svg:x2="16.751cm" svg:y2="11.25cm">
          <text:p/>
        </draw:line>
        <draw:line draw:style-name="gr19" draw:text-style-name="P7" draw:layer="layout" svg:x1="16.75cm" svg:y1="13.375cm" svg:x2="16.751cm" svg:y2="12.75cm">
          <text:p/>
        </draw:line>
        <draw:line draw:style-name="gr19" draw:text-style-name="P7" draw:layer="layout" svg:x1="14.375cm" svg:y1="13.375cm" svg:x2="14.375cm" svg:y2="13cm">
          <text:p/>
        </draw:line>
        <draw:line draw:style-name="gr19" draw:text-style-name="P7" draw:layer="layout" svg:x1="13.5cm" svg:y1="13.375cm" svg:x2="16.75cm" svg:y2="13.375cm">
          <text:p/>
        </draw:line>
        <draw:line draw:style-name="gr19" draw:text-style-name="P7" draw:layer="layout" svg:x1="13.625cm" svg:y1="13.75cm" svg:x2="13.626cm" svg:y2="13.375cm">
          <text:p/>
        </draw:line>
        <draw:line draw:style-name="gr19" draw:text-style-name="P7" draw:layer="layout" svg:x1="13.125cm" svg:y1="11.25cm" svg:x2="14.375cm" svg:y2="11.25cm">
          <text:p/>
        </draw:line>
        <draw:frame draw:style-name="gr20" draw:text-style-name="P8" draw:layer="layout" svg:width="0.896cm" svg:height="0.569cm" svg:x="15.5cm" svg:y="10.625cm">
          <draw:text-box>
            <text:p><text:span text:style-name="T1">L</text:span><text:span text:style-name="T1">m</text:span></text:p>
          </draw:text-box>
        </draw:frame>
        <draw:frame draw:style-name="gr20" draw:text-style-name="P8" draw:layer="layout" svg:width="0.942cm" svg:height="0.569cm" svg:x="14.5cm" svg:y="10.625cm">
          <draw:text-box>
            <text:p><text:span text:style-name="T1">Rm</text:span></text:p>
          </draw:text-box>
        </draw:frame>
        <draw:frame draw:style-name="gr20" draw:text-style-name="P8" draw:layer="layout" svg:width="0.93cm" svg:height="0.569cm" svg:x="15.375cm" svg:y="11.931cm">
          <draw:text-box>
            <text:p><text:span text:style-name="T1">Vm</text:span></text:p>
          </draw:text-box>
        </draw:frame>
        <draw:frame draw:style-name="gr20" draw:text-style-name="P8" draw:layer="layout" svg:width="0.849cm" svg:height="0.569cm" svg:x="14.401cm" svg:y="11.556cm">
          <draw:text-box>
            <text:p><text:span text:style-name="T1">Rs</text:span></text:p>
          </draw:text-box>
        </draw:frame>
        <draw:frame draw:style-name="gr20" draw:text-style-name="P8" draw:layer="layout" svg:width="0.849cm" svg:height="0.569cm" svg:x="14.5cm" svg:y="12.5cm">
          <draw:text-box>
            <text:p><text:span text:style-name="T1">Cs</text:span></text:p>
          </draw:text-box>
        </draw:frame>
        <draw:frame draw:style-name="gr20" draw:text-style-name="P8" draw:layer="layout" svg:width="1.162cm" svg:height="0.569cm" svg:x="10.808cm" svg:y="12.306cm">
          <draw:text-box>
            <text:p><text:span text:style-name="T1">Rghs</text:span></text:p>
          </draw:text-box>
        </draw:frame>
        <draw:frame draw:style-name="gr20" draw:text-style-name="P8" draw:layer="layout" svg:width="1.069cm" svg:height="0.569cm" svg:x="10.625cm" svg:y="13.875cm">
          <draw:text-box>
            <text:p><text:span text:style-name="T1">Rgls</text:span></text:p>
          </draw:text-box>
        </draw:frame>
        <draw:frame draw:style-name="gr20" draw:text-style-name="P8" draw:layer="layout" svg:width="1.04cm" svg:height="0.569cm" svg:x="11.585cm" svg:y="11.181cm">
          <draw:text-box>
            <text:p><text:span text:style-name="T1">Mhs</text:span></text:p>
          </draw:text-box>
        </draw:frame>
        <draw:frame draw:style-name="gr20" draw:text-style-name="P8" draw:layer="layout" svg:width="0.947cm" svg:height="0.569cm" svg:x="11.585cm" svg:y="13.431cm">
          <draw:text-box>
            <text:p><text:span text:style-name="T1">Mls</text:span></text:p>
          </draw:text-box>
        </draw:frame>
        <draw:frame draw:style-name="gr20" draw:text-style-name="P8" draw:layer="layout" svg:width="0.862cm" svg:height="0.569cm" svg:x="7.085cm" svg:y="14.181cm">
          <draw:text-box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39:46.902411328</meta:creation-date>
    <dc:date>2022-03-24T20:18:05.053892985</dc:date>
    <meta:editing-duration>PT14M50S</meta:editing-duration>
    <meta:editing-cycles>3</meta:editing-cycles>
    <meta:generator>LibreOffice/7.3.1.3$Linux_X86_64 LibreOffice_project/30$Build-3</meta:generator>
    <meta:document-statistic meta:object-count="40"/>
  </office:meta>
</office:document-meta>
</file>